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93535734" text:style-name="WWNum2">
        <text:list-item>
          <text:list>
            <text:list-item>
              <text:h text:style-name="P1" text:outline-level="1"><text:soft-page-break/><text:s/>Formulario</text:h>
            </text:list-item>
          </text:list>
        </text:list-item>
      </text:list>
      <text:h text:style-name="Heading_20_1" text:outline-level="1">Android Estudio V3.0.17/Flutter</text:h>
      <text:p text:style-name="Standard"/>
      <text:p text:style-name="Standard">Objetivo:Ejercitación</text:p>
      <text:p text:style-name="Standard"/>
      <text:p text:style-name="Standard">F.Creación: 18-05-2018</text:p>
      <text:p text:style-name="Standard"/>
      <text:p text:style-name="P2">Programa:</text:p>
      <text:p text:style-name="P2"/>
      <text:p text:style-name="P2">Fuente:<text:tab/><text:a xlink:type="simple" xlink:href="https://codingwithjoe.com/building-forms-with-flutter/" text:style-name="ListLabel_20_1" text:visited-style-name="ListLabel_20_1"><text:span text:style-name="Internet_20_link">Joe</text:span></text:a></text:p>
      <text:p text:style-name="P2"><text:tab/><text:tab/><text:a xlink:type="simple" xlink:href="https://github.com/flutter/flutter/blob/master/examples/flutter_gallery/lib/demo/material/text_form_field_demo.dart" text:style-name="ListLabel_20_1" text:visited-style-name="ListLabel_20_1"><text:span text:style-name="Internet_20_link">Oficial</text:span></text:a></text:p>
      <text:p text:style-name="P2"/>
      <text:p text:style-name="P3">Hacer un formulario(ingreso/modifica) que ingrese los siguientes atributos:</text:p>
      <text:p text:style-name="P2">Nombre Usuario-&gt;10 caracteres solo alfabeticos y numericos</text:p>
      <text:p text:style-name="P2">Correo-&gt;Máximo 50 caracteres</text:p>
      <text:p text:style-name="P2">Celular-&gt;(09)9999.9999</text:p>
      <text:p text:style-name="P2">Rut-&gt;99.999.999-x<text:bookmark text:name="_GoBack"/></text:p>
      <text:p text:style-name="P2">Fecha de nacimiento<text:span text:style-name="T1"></text:span> mas de 18 años</text:p>
      <text:p text:style-name="P2">Sexo<text:span text:style-name="T1"></text:span>Femenino/masculino <text:s/>RB, debe indicarse</text:p>
      <text:p text:style-name="P2">Deseo informacion <text:span text:style-name="T1"></text:span> si/no, seteado en si</text:p>
      <text:p text:style-name="P2">Buscando-&gt;[Dama,varon,Gay,Lesviana,otro]</text:p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32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2</meta:editing-cycles>
    <meta:creation-date>2018-03-07T12:45:00</meta:creation-date>
    <dc:date>2018-05-19T18:01:00</dc:date>
    <meta:editing-duration>PT1H3M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17" meta:word-count="60" meta:character-count="513" meta:non-whitespace-character-count="4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